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Iterator.ArrayIterator( Object [ ]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Iterator.nextObjec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rayIterator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Iterator.skip( long ite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